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center" draw:textarea-vertical-align="middle"/>
    </style:style>
    <style:style style:name="gr2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0pt"/>
    </style:style>
    <style:style style:name="T2" style:family="text">
      <style:text-properties fo:color="#00ff00" fo:font-family="'Albany AMT'" style:font-pitch="variable" style:font-family-asian="'Albany AMT'" style:font-pitch-asian="variable" style:font-family-complex="'Albany AMT'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153cm" svg:height="0.823cm" svg:x="0.371cm" svg:y="0.313cm">
          <text:p text:style-name="P1"><text:span text:style-name="T1">Cobol </text:span></text:p>
          <text:p text:style-name="P1"><text:span text:style-name="T1">grammar</text:span></text:p>
        </draw:rect>
        <draw:rect draw:style-name="gr1" draw:text-style-name="P2" draw:layer="layout" svg:width="2.165cm" svg:height="0.92cm" svg:x="0.347cm" svg:y="2.333cm">
          <text:p text:style-name="P1"><text:span text:style-name="T1">Conventional</text:span></text:p>
          <text:p text:style-name="P1"><text:span text:style-name="T1">Parser</text:span></text:p>
        </draw:rect>
        <draw:line draw:style-name="gr2" draw:text-style-name="P3" draw:layer="layout" svg:x1="1.437cm" svg:y1="1.152cm" svg:x2="1.436cm" svg:y2="2.261cm">
          <text:p text:style-name="P4"/>
        </draw:line>
        <draw:rect draw:style-name="gr1" draw:text-style-name="P2" draw:layer="layout" svg:width="2.153cm" svg:height="0.823cm" svg:x="4.969cm" svg:y="0.35cm">
          <text:p text:style-name="P1"><text:span text:style-name="T1">CICS </text:span></text:p>
          <text:p text:style-name="P1"><text:span text:style-name="T1">grammar</text:span></text:p>
        </draw:rect>
        <draw:rect draw:style-name="gr1" draw:text-style-name="P2" draw:layer="layout" svg:width="2.153cm" svg:height="0.823cm" svg:x="2.671cm" svg:y="0.339cm">
          <text:p text:style-name="P1"><text:span text:style-name="T1">SQL </text:span></text:p>
          <text:p text:style-name="P1"><text:span text:style-name="T1">grammar</text:span></text:p>
        </draw:rect>
        <draw:rect draw:style-name="gr1" draw:text-style-name="P2" draw:layer="layout" svg:width="2.165cm" svg:height="0.92cm" svg:x="2.743cm" svg:y="2.321cm">
          <text:p text:style-name="P1"><text:span text:style-name="T1">Conventional</text:span></text:p>
          <text:p text:style-name="P1"><text:span text:style-name="T1">Parser</text:span></text:p>
        </draw:rect>
        <draw:rect draw:style-name="gr1" draw:text-style-name="P2" draw:layer="layout" svg:width="2.165cm" svg:height="0.92cm" svg:x="5.077cm" svg:y="2.333cm">
          <text:p text:style-name="P1"><text:span text:style-name="T1">Conventional</text:span></text:p>
          <text:p text:style-name="P1"><text:span text:style-name="T1">Parser</text:span></text:p>
        </draw:rect>
        <draw:line draw:style-name="gr2" draw:text-style-name="P3" draw:layer="layout" svg:x1="3.76cm" svg:y1="1.189cm" svg:x2="3.759cm" svg:y2="2.298cm">
          <text:p text:style-name="P4"/>
        </draw:line>
        <draw:line draw:style-name="gr2" draw:text-style-name="P3" draw:layer="layout" svg:x1="6.046cm" svg:y1="1.25cm" svg:x2="6.045cm" svg:y2="2.359cm">
          <text:p text:style-name="P4"/>
        </draw:line>
        <draw:frame draw:style-name="gr3" draw:layer="layout" svg:width="5.646cm" svg:height="0.962cm" svg:x="0.94cm" svg:y="3.435cm">
          <draw:text-box>
            <text:p text:style-name="P4"><text:span text:style-name="T2">☺ <text:s text:c="9"/>☺ <text:s text:c="7"/>☺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6-10-08T16:20:56</dc:date>
    <dc:language>en-US</dc:language>
    <meta:editing-cycles>13</meta:editing-cycles>
    <meta:editing-duration>PT1H41M36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